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477d2" officeooo:paragraph-rsid="001477d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77d2" officeooo:paragraph-rsid="001477d2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723 – Exercício 1 - Relatório 1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eireles</meta:initial-creator>
    <meta:creation-date>2016-03-04T08:45:43.036709255</meta:creation-date>
    <dc:date>2016-03-04T09:36:27.747211926</dc:date>
    <dc:creator>Pedro Meireles</dc:creator>
    <meta:editing-duration>PT35M34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7"/>
    <meta:generator>LibreOffice/5.0.4.2$Linux_X86_64 LibreOffice_project/00$Build-2</meta:generator>
  </office:meta>
</office:document-meta>
</file>